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1.028cm"/>
    </style:style>
    <style:style style:name="co5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number_od</text:p>
          </table:table-cell>
          <table:table-cell office:value-type="string" calcext:value-type="string">
            <text:p>count_od</text:p>
          </table:table-cell>
          <table:table-cell office:value-type="string" calcext:value-type="string">
            <text:p>count_rows</text:p>
          </table:table-cell>
          <table:table-cell office:value-type="string" calcext:value-type="string">
            <text:p>max_central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joules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naly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52" calcext:value-type="float">
            <text:p>1152</text:p>
          </table:table-cell>
          <table:table-cell office:value-type="float" office:value="11183.865" calcext:value-type="float">
            <text:p>11183.8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 as <text:s/>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100_origin <text:s/>), <text:s text:c="6"/>ARRAY(SELECT net_id AS end_id FROM random_100_destination ), <text:s text:c="6"/>directed := TRUE) j <text:s text:c="4"/>left JOIN porto_alegre_net_largest AS b <text:s text:c="6"/>ON j.edge = b.ogc_fid <text:s/>GROUP BY <text:s/>b.ogc_fid, b.the_geom <text:s/>ORDER BY centrality DESC;</text:p>
          </table:table-cell>
          <table:table-cell office:value-type="string" calcext:value-type="string">
            <text:p>Sort <text:s/>(cost=3165.08..3167.58 rows=1000 width=64) (actual time=11135.237..11138.781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26..0.057 rows=100 loops=1) <text:s text:c="2"/>InitPlan 2 (returns $1) <text:s text:c="4"/>-&gt; <text:s/>Seq Scan on random_100_destination <text:s/>(cost=0.00..2.00 rows=100 width=8) (actual time=0.011..0.041 rows=100 loops=1) <text:s text:c="2"/>-&gt; <text:s/>HashAggregate <text:s/>(cost=3101.25..3111.25 rows=1000 width=64) (actual time=11123.499..11130.252 rows=21673 loops=1) <text:s text:c="8"/>Group Key: b.ogc_fid, b.the_geom <text:s text:c="8"/>Batches: 1 <text:s/>Memory Usage: 4881kB <text:s text:c="8"/>-&gt; <text:s/>Nested Loop Left Join <text:s/>(cost=0.67..3093.75 rows=1000 width=56) (actual time=4758.712..10019.941 rows=1787766 loops=1) <text:s text:c="14"/>-&gt; <text:s/>Function Scan on pgr_dijkstra j <text:s/>(cost=0.25..10.25 rows=1000 width=8) (actual time=4758.665..5061.741 rows=1787766 loops=1) <text:s text:c="14"/>-&gt; <text:s/>Index Scan using idx_porto_alegre_net_largest_id on porto_alegre_net_largest b <text:s/>(cost=0.42..3.07 rows=1 width=56) (actual time=0.002..0.002 rows=1 loops=1787766) <text:s text:c="20"/>Index Cond: (ogc_fid = j.edge) Planning Time: 0.400 ms Execution Time: 11183.865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620.371" calcext:value-type="float">
            <text:p>620.3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 as <text:s/>WITH random_10_origin AS( SELECT * FROM random_100_origin <text:s/>ORDER BY random() LIMIT 10), random_10_destination AS ( SELECT * FROM random_100_destination <text:s/>ORDER BY random() LIMIT 10) 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10_origin <text:s/>), <text:s text:c="6"/>ARRAY(SELECT net_id AS end_id FROM random_10_destination ), <text:s text:c="6"/>directed := TRUE) j <text:s text:c="4"/>left JOIN porto_alegre_net_largest AS b <text:s text:c="6"/>ON j.edge = b.ogc_fid <text:s/>GROUP BY <text:s/>b.ogc_fid, b.the_geom <text:s/>ORDER BY centrality DESC;</text:p>
          </table:table-cell>
          <table:table-cell office:value-type="string" calcext:value-type="string">
            <text:p>Sort <text:s/>(cost=3163.28..3165.78 rows=1000 width=64) (actual time=607.270..607.810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12..0.015 rows=10 loops=1) <text:s text:c="2"/>InitPlan 2 (returns $1) <text:s text:c="4"/>-&gt; <text:s/>Seq Scan on random_10_destination <text:s/>(cost=0.00..1.10 rows=10 width=8) (actual time=0.006..0.008 rows=10 loops=1) <text:s text:c="2"/>-&gt; <text:s/>HashAggregate <text:s/>(cost=3101.25..3111.25 rows=1000 width=64) (actual time=604.275..605.997 rows=5303 loops=1) <text:s text:c="8"/>Group Key: b.ogc_fid, b.the_geom <text:s text:c="8"/>Batches: 1 <text:s/>Memory Usage: 1233kB <text:s text:c="8"/>-&gt; <text:s/>Nested Loop Left Join <text:s/>(cost=0.67..3093.75 rows=1000 width=56) (actual time=541.408..593.617 rows=18682 loops=1) <text:s text:c="14"/>-&gt; <text:s/>Function Scan on pgr_dijkstra j <text:s/>(cost=0.25..10.25 rows=1000 width=8) (actual time=541.357..543.010 rows=18682 loops=1) <text:s text:c="14"/>-&gt; <text:s/>Index Scan using idx_porto_alegre_net_largest_id on porto_alegre_net_largest b <text:s/>(cost=0.42..3.07 rows=1 width=56) (actual time=0.002..0.002 rows=1 loops=18682) <text:s text:c="20"/>Index Cond: (ogc_fid = j.edge) Planning Time: 0.525 ms Execution Time: 620.371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882" calcext:value-type="float">
            <text:p>15882</text:p>
          </table:table-cell>
          <table:table-cell office:value-type="float" office:value="400" calcext:value-type="float">
            <text:p>400</text:p>
          </table:table-cell>
          <table:table-cell office:value-type="float" office:value="3691.958" calcext:value-type="float">
            <text:p>3691.9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EXPLAIN ANALYZE CREATE TABLE centrality_50_50_porto AS 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50_origin <text:s/>), <text:s text:c="6"/>ARRAY(SELECT net_id AS end_id FROM random_50_destination ), <text:s text:c="6"/>directed := TRUE) j <text:s text:c="4"/>left JOIN porto_alegre_net_largest AS b <text:s text:c="6"/>ON j.edge = b.ogc_fid <text:s/>GROUP BY <text:s/>b.ogc_fid, b.the_geom <text:s/>ORDER BY centrality DESC; <text:s/></text:p>
          </table:table-cell>
          <table:table-cell office:value-type="string" calcext:value-type="string">
            <text:p>Sort <text:s/>(cost=3164.08..3166.58 rows=1000 width=64) (actual time=3663.542..3665.746 rows=15882 loops=1) <text:s text:c="2"/>Sort Key: (count(b.the_geom)) DESC <text:s text:c="2"/>Sort Method: quicksort <text:s/>Memory: 1749kB <text:s text:c="2"/>InitPlan 1 (returns $0) <text:s text:c="4"/>-&gt; <text:s/>Seq Scan on random_50_origin <text:s/>(cost=0.00..1.50 rows=50 width=8) (actual time=0.012..0.018 rows=50 loops=1) <text:s text:c="2"/>InitPlan 2 (returns $1) <text:s text:c="4"/>-&gt; <text:s/>Seq Scan on random_50_destination <text:s/>(cost=0.00..1.50 rows=50 width=8) (actual time=0.006..0.011 rows=50 loops=1) <text:s text:c="2"/>-&gt; <text:s/>HashAggregate <text:s/>(cost=3101.25..3111.25 rows=1000 width=64) (actual time=3655.387..3660.160 rows=15882 loops=1) <text:s text:c="8"/>Group Key: b.ogc_fid, b.the_geom <text:s text:c="8"/>Batches: 1 <text:s/>Memory Usage: 3857kB <text:s text:c="8"/>-&gt; <text:s/>Nested Loop Left Join <text:s/>(cost=0.67..3093.75 rows=1000 width=56) (actual time=2138.588..3394.153 rows=434594 loops=1) <text:s text:c="14"/>-&gt; <text:s/>Function Scan on pgr_dijkstra j <text:s/>(cost=0.25..10.25 rows=1000 width=8) (actual time=2138.493..2212.747 rows=434594 loops=1) <text:s text:c="14"/>-&gt; <text:s/>Index Scan using idx_porto_alegre_net_largest_id on porto_alegre_net_largest b <text:s/>(cost=0.42..3.07 rows=1 width=56) (actual time=0.002..0.002 rows=1 loops=434594) <text:s text:c="20"/>Index Cond: (ogc_fid = j.edge) Planning Time: 0.701 ms Execution Time: 3691.958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34613.245" calcext:value-type="float">
            <text:p>34613.2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200_2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200_origin <text:s/>), <text:s text:c="10"/>ARRAY(SELECT net_id AS end_id FROM sampling_weight_200_destination ), <text:s text:c="10"/>directed := TRUE) j <text:s text:c="10"/>left JOIN porto_alegre_net_largest AS b <text:s text:c="10"/>ON j.edge = b.ogc_fid <text:s text:c="10"/>GROUP BY <text:s/>b.ogc_fid, b.the_geom <text:s text:c="10"/>ORDER BY centrality DESC; <text:s/></text:p>
          </table:table-cell>
          <table:table-cell office:value-type="string" calcext:value-type="string">
            <text:p>Sort <text:s/>(cost=3169.08..3171.58 rows=1000 width=64) (actual time=34499.671..34505.139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102..0.201 rows=200 loops=1) <text:s text:c="2"/>InitPlan 2 (returns $1) <text:s text:c="4"/>-&gt; <text:s/>Seq Scan on sampling_weight_200_destination <text:s/>(cost=0.00..4.00 rows=200 width=8) (actual time=0.022..0.125 rows=200 loops=1) <text:s text:c="2"/>-&gt; <text:s/>HashAggregate <text:s/>(cost=3101.25..3111.25 rows=1000 width=64) (actual time=34483.930..34492.477 rows=28983 loops=1) <text:s text:c="8"/>Group Key: b.ogc_fid, b.the_geom <text:s text:c="8"/>Batches: 1 <text:s/>Memory Usage: 6673kB <text:s text:c="8"/>-&gt; <text:s/>Nested Loop Left Join <text:s/>(cost=0.67..3093.75 rows=1000 width=56) (actual time=12543.026..30546.777 rows=7071064 loops=1) <text:s text:c="14"/>-&gt; <text:s/>Function Scan on pgr_dijkstra j <text:s/>(cost=0.25..10.25 rows=1000 width=8) (actual time=12542.991..13541.139 rows=7071064 loops=1) <text:s text:c="14"/>-&gt; <text:s/>Index Scan using idx_porto_alegre_net_largest_id on porto_alegre_net_largest b <text:s/>(cost=0.42..3.07 rows=1 width=56) (actual time=0.002..0.002 rows=1 loops=7071064) <text:s text:c="20"/>Index Cond: (ogc_fid = j.edge) Planning Time: 0.585 ms Execution Time: 34613.245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75505.388" calcext:value-type="float">
            <text:p>75505.3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300_3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300_origin <text:s/>), <text:s text:c="10"/>ARRAY(SELECT net_id AS end_id FROM sampling_weight_300_destination ), <text:s text:c="10"/>directed := TRUE) j <text:s text:c="10"/>left JOIN porto_alegre_net_largest AS b <text:s text:c="10"/>ON j.edge = b.ogc_fid <text:s text:c="10"/>GROUP BY <text:s/>b.ogc_fid, b.the_geom <text:s text:c="10"/>ORDER BY centrality DESC;</text:p>
          </table:table-cell>
          <table:table-cell office:value-type="string" calcext:value-type="string">
            <text:p>Sort <text:s/>(cost=3173.08..3175.58 rows=1000 width=64) (actual time=75239.661..75244.805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012..0.053 rows=300 loops=1) <text:s text:c="2"/>InitPlan 2 (returns $1) <text:s text:c="4"/>-&gt; <text:s/>Seq Scan on sampling_weight_300_destination <text:s/>(cost=0.00..6.00 rows=300 width=8) (actual time=0.007..0.047 rows=300 loops=1) <text:s text:c="2"/>-&gt; <text:s/>HashAggregate <text:s/>(cost=3101.25..3111.25 rows=1000 width=64) (actual time=75223.073..75232.395 rows=32000 loops=1) <text:s text:c="8"/>Group Key: b.ogc_fid, b.the_geom <text:s text:c="8"/>Batches: 1 <text:s/>Memory Usage: 6673kB <text:s text:c="8"/>-&gt; <text:s/>Nested Loop Left Join <text:s/>(cost=0.67..3093.75 rows=1000 width=56) (actual time=24895.475..66373.230 rows=15922899 loops=1) <text:s text:c="14"/>-&gt; <text:s/>Function Scan on pgr_dijkstra j <text:s/>(cost=0.25..10.25 rows=1000 width=8) (actual time=24894.983..27429.005 rows=15922899 loops=1) <text:s text:c="14"/>-&gt; <text:s/>Index Scan using idx_porto_alegre_net_largest_id on porto_alegre_net_largest b <text:s/>(cost=0.42..3.07 rows=1 width=56) (actual time=0.002..0.002 rows=1 loops=15922899) <text:s text:c="20"/>Index Cond: (ogc_fid = j.edge) Planning Time: 0.639 ms Execution Time: 75505.388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SQL Error [XX000]: ERROR: invalid memory alloc request size 2507324064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669.418" calcext:value-type="float">
            <text:p>669.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1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1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178.60..3181.10 rows=1000 width=64) (actual time=659.139..659.729 rows=5303 loops=1) <text:s text:c="2"/>Sort Key: (count(b.the_geom)) DESC <text:s text:c="2"/>Sort Method: quicksort <text:s/>Memory: 648kB <text:s text:c="2"/>CTE pgr_result <text:s text:c="4"/>-&gt; <text:s/>ProjectSet <text:s/>(cost=2.50..7.77 rows=1000 width=32) (actual time=588.537..600.065 rows=18682 loops=1) <text:s text:c="10"/>-&gt; <text:s/>Aggregate <text:s/>(cost=2.50..2.51 rows=1 width=64) (actual time=0.143..0.145 rows=1 loops=1) <text:s text:c="16"/>-&gt; <text:s/>Seq Scan on vertices_lookup_10 <text:s/>(cost=0.00..2.00 rows=100 width=16) (actual time=0.024..0.051 rows=100 loops=1) <text:s text:c="2"/>-&gt; <text:s/>HashAggregate <text:s/>(cost=3111.00..3121.00 rows=1000 width=64) (actual time=656.540..658.069 rows=5303 loops=1) <text:s text:c="8"/>Group Key: b.the_geom, b.ogc_fid <text:s text:c="8"/>Batches: 1 <text:s/>Memory Usage: 1233kB <text:s text:c="8"/>-&gt; <text:s/>Nested Loop Left Join <text:s/>(cost=0.42..3103.50 rows=1000 width=56) (actual time=588.574..646.726 rows=18682 loops=1) <text:s text:c="14"/>-&gt; <text:s/>CTE Scan on pgr_result <text:s/>(cost=0.00..20.00 rows=1000 width=32) (actual time=588.542..604.002 rows=18682 loops=1) <text:s text:c="14"/>-&gt; <text:s/>Index Scan using idx_porto_alegre_net_largest_id on porto_alegre_net_largest b <text:s/>(cost=0.42..3.07 rows=1 width=56) (actual time=0.002..0.002 rows=1 loops=18682) <text:s text:c="20"/>Index Cond: (ogc_fid = (pgr_result.pgr_dijkstra).edge) Planning Time: 0.375 ms Execution Time: 673.767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float" office:value="15882" calcext:value-type="float">
            <text:p>15882</text:p>
          </table:table-cell>
          <table:table-cell office:value-type="float" office:value="400" calcext:value-type="float">
            <text:p>400</text:p>
          </table:table-cell>
          <table:table-cell office:value-type="float" office:value="4049.986" calcext:value-type="float">
            <text:p>4049.9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5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5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232.60..3235.10 rows=1000 width=64) (actual time=3738.459..3740.620 rows=15882 loops=1) <text:s text:c="2"/>Sort Key: (count(b.the_geom)) DESC <text:s text:c="2"/>Sort Method: quicksort <text:s/>Memory: 1749kB <text:s text:c="2"/>CTE pgr_result <text:s text:c="4"/>-&gt; <text:s/>ProjectSet <text:s/>(cost=56.51..61.77 rows=1000 width=32) (actual time=1977.022..2277.718 rows=434594 loops=1) <text:s text:c="10"/>-&gt; <text:s/>Aggregate <text:s/>(cost=56.51..56.52 rows=1 width=64) (actual time=1.299..1.300 rows=1 loops=1) <text:s text:c="16"/>-&gt; <text:s/>Seq Scan on vertices_lookup_50 <text:s/>(cost=0.00..44.00 rows=2500 width=16) (actual time=0.017..0.460 rows=2500 loops=1) <text:s text:c="2"/>-&gt; <text:s/>HashAggregate <text:s/>(cost=3111.00..3121.00 rows=1000 width=64) (actual time=3731.066..3735.396 rows=15882 loops=1) <text:s text:c="8"/>Group Key: b.the_geom, b.ogc_fid <text:s text:c="8"/>Batches: 1 <text:s/>Memory Usage: 3857kB <text:s text:c="8"/>-&gt; <text:s/>Nested Loop Left Join <text:s/>(cost=0.42..3103.50 rows=1000 width=56) (actual time=1977.104..3478.507 rows=434594 loops=1) <text:s text:c="14"/>-&gt; <text:s/>CTE Scan on pgr_result <text:s/>(cost=0.00..20.00 rows=1000 width=32) (actual time=1977.026..2418.230 rows=434594 loops=1) <text:s text:c="14"/>-&gt; <text:s/>Index Scan using idx_porto_alegre_net_largest_id on porto_alegre_net_largest b <text:s/>(cost=0.42..3.07 rows=1 width=56) (actual time=0.002..0.002 rows=1 loops=434594) <text:s text:c="20"/>Index Cond: (ogc_fid = (pgr_result.pgr_dijkstra).edge) Planning Time: 0.497 ms Execution Time: 3768.760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303" calcext:value-type="float">
            <text:p>5303</text:p>
          </table:table-cell>
          <table:table-cell office:value-type="float" office:value="1152" calcext:value-type="float">
            <text:p>1152</text:p>
          </table:table-cell>
          <table:table-cell office:value-type="float" office:value="14119.302" calcext:value-type="float">
            <text:p>14119.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1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1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400.10..3402.60 rows=1000 width=64) (actual time=14063.341..14066.917 rows=21673 loops=1) <text:s text:c="2"/>Sort Key: (count(b.the_geom)) DESC <text:s text:c="2"/>Sort Method: quicksort <text:s/>Memory: 2631kB <text:s text:c="2"/>CTE pgr_result <text:s text:c="4"/>-&gt; <text:s/>ProjectSet <text:s/>(cost=224.00..229.27 rows=1000 width=32) (actual time=6812.618..8043.894 rows=1787766 loops=1) <text:s text:c="10"/>-&gt; <text:s/>Aggregate <text:s/>(cost=224.00..224.01 rows=1 width=64) (actual time=4.849..4.851 rows=1 loops=1) <text:s text:c="16"/>-&gt; <text:s/>Seq Scan on vertices_lookup_1000 <text:s/>(cost=0.00..174.00 rows=10000 width=16) (actual time=0.015..1.660 rows=10000 loops=1) <text:s text:c="2"/>-&gt; <text:s/>HashAggregate <text:s/>(cost=3111.00..3121.00 rows=1000 width=64) (actual time=14050.762..14057.897 rows=21673 loops=1) <text:s text:c="8"/>Group Key: b.the_geom, b.ogc_fid <text:s text:c="8"/>Batches: 1 <text:s/>Memory Usage: 4881kB <text:s text:c="8"/>-&gt; <text:s/>Nested Loop Left Join <text:s/>(cost=0.42..3103.50 rows=1000 width=56) (actual time=6812.688..13001.011 rows=1787766 loops=1) <text:s text:c="14"/>-&gt; <text:s/>CTE Scan on pgr_result <text:s/>(cost=0.00..20.00 rows=1000 width=32) (actual time=6812.622..8637.573 rows=1787766 loops=1) <text:s text:c="14"/>-&gt; <text:s/>Index Scan using idx_porto_alegre_net_largest_id on porto_alegre_net_largest b <text:s/>(cost=0.42..3.07 rows=1 width=56) (actual time=0.002..0.002 rows=1 loops=1787766) <text:s text:c="20"/>Index Cond: (ogc_fid = (pgr_result.pgr_dijkstra).edge) Planning Time: 0.591 ms Execution Time: 14119.302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98562.842" calcext:value-type="float">
            <text:p>98562.8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2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2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4071.10..4073.60 rows=1000 width=64) (actual time=98414.879..98419.562 rows=28983 loops=1) <text:s text:c="2"/>Sort Key: (count(b.the_geom)) DESC <text:s text:c="2"/>Sort Method: quicksort <text:s/>Memory: 3259kB <text:s text:c="2"/>CTE pgr_result <text:s text:c="4"/>-&gt; <text:s/>ProjectSet <text:s/>(cost=895.00..900.27 rows=1000 width=32) (actual time=67746.551..72936.996 rows=7071064 loops=1) <text:s text:c="10"/>-&gt; <text:s/>Aggregate <text:s/>(cost=895.00..895.01 rows=1 width=64) (actual time=13.780..13.782 rows=1 loops=1) <text:s text:c="16"/>-&gt; <text:s/>Seq Scan on vertices_lookup_2000 <text:s/>(cost=0.00..695.00 rows=40000 width=16) (actual time=0.013..4.973 rows=40000 loops=1) <text:s text:c="2"/>-&gt; <text:s/>HashAggregate <text:s/>(cost=3111.00..3121.00 rows=1000 width=64) (actual time=98399.292..98408.264 rows=28983 loops=1) <text:s text:c="8"/>Group Key: b.the_geom, b.ogc_fid <text:s text:c="8"/>Batches: 1 <text:s/>Memory Usage: 6673kB <text:s text:c="8"/>-&gt; <text:s/>Nested Loop Left Join <text:s/>(cost=0.42..3103.50 rows=1000 width=56) (actual time=67746.619..93938.097 rows=7071064 loops=1) <text:s text:c="14"/>-&gt; <text:s/>CTE Scan on pgr_result <text:s/>(cost=0.00..20.00 rows=1000 width=32) (actual time=67746.554..75501.177 rows=7071064 loops=1) <text:s text:c="14"/>-&gt; <text:s/>Index Scan using idx_porto_alegre_net_largest_id on porto_alegre_net_largest b <text:s/>(cost=0.42..3.07 rows=1 width=56) (actual time=0.002..0.002 rows=1 loops=7071064) <text:s text:c="20"/>Index Cond: (ogc_fid = (pgr_result.pgr_dijkstra).edge) Planning Time: 0.530 ms Execution Time: 98562.842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 office:value-type="float" office:value="90000" calcext:value-type="float">
            <text:p>9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423159.514" calcext:value-type="float">
            <text:p>423159.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3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3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 ---- Max centrality value select max(centrality) FROM porto_3000_dijkstra_agg ; ---- Number of rows select count(*) FROM porto_3000_dijkstra_agg ;</text:p>
          </table:table-cell>
          <table:table-cell office:value-type="string" calcext:value-type="string">
            <text:p>Sort <text:s/>(cost=5188.10..5190.60 rows=1000 width=64) (actual time=422921.475..422927.188 rows=32000 loops=1) <text:s text:c="2"/>Sort Key: (count(b.the_geom)) DESC <text:s text:c="2"/>Sort Method: quicksort <text:s/>Memory: 3518kB <text:s text:c="2"/>CTE pgr_result <text:s text:c="4"/>-&gt; <text:s/>ProjectSet <text:s/>(cost=2012.01..2017.27 rows=1000 width=32) (actual time=354831.316..366828.692 rows=15922899 loops=1) <text:s text:c="10"/>-&gt; <text:s/>Aggregate <text:s/>(cost=2012.01..2012.02 rows=1 width=64) (actual time=26.448..26.450 rows=1 loops=1) <text:s text:c="16"/>-&gt; <text:s/>Seq Scan on vertices_lookup_3000 <text:s/>(cost=0.00..1562.00 rows=90000 width=16) (actual time=0.011..9.214 rows=90000 loops=1) <text:s text:c="2"/>-&gt; <text:s/>HashAggregate <text:s/>(cost=3111.00..3121.00 rows=1000 width=64) (actual time=422902.478..422913.399 rows=32000 loops=1) <text:s text:c="8"/>Group Key: b.the_geom, b.ogc_fid <text:s text:c="8"/>Batches: 1 <text:s/>Memory Usage: 6673kB <text:s text:c="8"/>-&gt; <text:s/>Nested Loop Left Join <text:s/>(cost=0.42..3103.50 rows=1000 width=56) (actual time=354831.941..413307.473 rows=15922899 loops=1) <text:s text:c="14"/>-&gt; <text:s/>CTE Scan on pgr_result <text:s/>(cost=0.00..20.00 rows=1000 width=32) (actual time=354831.319..372584.390 rows=15922899 loops=1) <text:s text:c="14"/>-&gt; <text:s/>Index Scan using idx_porto_alegre_net_largest_id on porto_alegre_net_largest b <text:s/>(cost=0.42..3.07 rows=1 width=56) (actual time=0.002..0.002 rows=1 loops=15922899) <text:s text:c="20"/>Index Cond: (ogc_fid = (pgr_result.pgr_dijkstra).edge) Planning Time: 0.473 ms Execution Time: 423159.514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QL Error [XX000]: ERROR: invalid memory alloc request size 2507324064 <text:s text:c="2"/>Where: SQL function "pgr_dijkstra" statement 1 <text:s/>Error position: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1451.953" calcext:value-type="float">
            <text:p>1451.9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EXPLAIN ANALYZE <text:s/>CREATE TABLE centrality_10_1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10_origin), <text:s text:c="22"/>ARRAY(SELECT net_id AS end_id FROM random_10_destination), <text:s text:c="22"/>directed := TRUE) j <text:s text:c="22"/>left JOIN porto_alegre_net_largest AS b <text:s text:c="22"/>ON j.edge = b.ogc_fid <text:s text:c="22"/>GROUP BY <text:s/>b.ogc_fid, b.the_geom <text:s text:c="22"/>ORDER BY centrality DESC; <text:s text:c="20"/></text:p>
          </table:table-cell>
          <table:table-cell office:value-type="string" calcext:value-type="string">
            <text:p>Sort <text:s/>(cost=3163.28..3165.78 rows=1000 width=64) (actual time=1433.166..1433.511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07..0.009 rows=10 loops=1) <text:s text:c="2"/>InitPlan 2 (returns $1) <text:s text:c="4"/>-&gt; <text:s/>Seq Scan on random_10_destination <text:s/>(cost=0.00..1.10 rows=10 width=8) (actual time=0.004..0.007 rows=10 loops=1) <text:s text:c="2"/>-&gt; <text:s/>HashAggregate <text:s/>(cost=3101.25..3111.25 rows=1000 width=64) (actual time=1430.967..1432.186 rows=5303 loops=1) <text:s text:c="8"/>Group Key: b.ogc_fid, b.the_geom <text:s text:c="8"/>Batches: 1 <text:s/>Memory Usage: 1233kB <text:s text:c="8"/>-&gt; <text:s/>Nested Loop Left Join <text:s/>(cost=0.67..3093.75 rows=1000 width=56) (actual time=1369.162..1420.553 rows=18682 loops=1) <text:s text:c="14"/>-&gt; <text:s/>Function Scan on pgr_bddijkstra j <text:s/>(cost=0.25..10.25 rows=1000 width=8) (actual time=1369.121..1370.717 rows=18682 loops=1) <text:s text:c="14"/>-&gt; <text:s/>Index Scan using idx_porto_alegre_net_largest_id on porto_alegre_net_largest b <text:s/>(cost=0.42..3.07 rows=1 width=56) (actual time=0.002..0.002 rows=1 loops=18682) <text:s text:c="20"/>Index Cond: (ogc_fid = j.edge) Planning Time: 0.255 ms Execution Time: 1451.95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882" calcext:value-type="float">
            <text:p>15882</text:p>
          </table:table-cell>
          <table:table-cell office:value-type="float" office:value="397" calcext:value-type="float">
            <text:p>397</text:p>
          </table:table-cell>
          <table:table-cell office:value-type="float" office:value="26234.063" calcext:value-type="float">
            <text:p>26234.0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50_5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50_origin), <text:s text:c="22"/>ARRAY(SELECT net_id AS end_id FROM random_50_destination), <text:s text:c="22"/>directed := TRUE) j <text:s text:c="22"/>left JOIN porto_alegre_net_largest AS b <text:s text:c="22"/>ON j.edge = b.ogc_fid <text:s text:c="22"/>GROUP BY <text:s/>b.ogc_fid, b.the_geom <text:s text:c="22"/>ORDER BY centrality DESC; <text:s text:c="24"/></text:p>
          </table:table-cell>
          <table:table-cell office:value-type="string" calcext:value-type="string">
            <text:p>Sort <text:s/>(cost=3164.08..3166.58 rows=1000 width=64) (actual time=26199.356..26201.586 rows=15914 loops=1) <text:s text:c="2"/>Sort Key: (count(b.the_geom)) DESC <text:s text:c="2"/>Sort Method: quicksort <text:s/>Memory: 1752kB <text:s text:c="2"/>InitPlan 1 (returns $0) <text:s text:c="4"/>-&gt; <text:s/>Seq Scan on random_50_origin <text:s/>(cost=0.00..1.50 rows=50 width=8) (actual time=0.014..0.026 rows=50 loops=1) <text:s text:c="2"/>InitPlan 2 (returns $1) <text:s text:c="4"/>-&gt; <text:s/>Seq Scan on random_50_destination <text:s/>(cost=0.00..1.50 rows=50 width=8) (actual time=0.007..0.018 rows=50 loops=1) <text:s text:c="2"/>-&gt; <text:s/>HashAggregate <text:s/>(cost=3101.25..3111.25 rows=1000 width=64) (actual time=26191.079..26195.836 rows=15914 loops=1) <text:s text:c="8"/>Group Key: b.ogc_fid, b.the_geom <text:s text:c="8"/>Batches: 1 <text:s/>Memory Usage: 3857kB <text:s text:c="8"/>-&gt; <text:s/>Nested Loop Left Join <text:s/>(cost=0.67..3093.75 rows=1000 width=56) (actual time=24833.815..25957.779 rows=435534 loops=1) <text:s text:c="14"/>-&gt; <text:s/>Function Scan on pgr_bddijkstra j <text:s/>(cost=0.25..10.25 rows=1000 width=8) (actual time=24833.767..24896.623 rows=435534 loops=1) <text:s text:c="14"/>-&gt; <text:s/>Index Scan using idx_porto_alegre_net_largest_id on porto_alegre_net_largest b <text:s/>(cost=0.42..3.07 rows=1 width=56) (actual time=0.002..0.002 rows=1 loops=435534) <text:s text:c="20"/>Index Cond: (ogc_fid = j.edge) Planning Time: 0.348 ms Execution Time: 26234.06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33" calcext:value-type="float">
            <text:p>1133</text:p>
          </table:table-cell>
          <table:table-cell office:value-type="float" office:value="108916.104" calcext:value-type="float">
            <text:p>108916.1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100_10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100_origin), <text:s text:c="22"/>ARRAY(SELECT net_id AS end_id FROM random_100_destination), <text:s text:c="22"/>directed := TRUE) j <text:s text:c="22"/>left JOIN porto_alegre_net_largest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3165.08..3167.58 rows=1000 width=64) (actual time=108861.513..108864.956 rows=21888 loops=1) <text:s text:c="2"/>Sort Key: (count(b.the_geom)) DESC <text:s text:c="2"/>Sort Method: quicksort <text:s/>Memory: 2649kB <text:s text:c="2"/>InitPlan 1 (returns $0) <text:s text:c="4"/>-&gt; <text:s/>Seq Scan on random_100_origin <text:s/>(cost=0.00..2.00 rows=100 width=8) (actual time=0.011..0.023 rows=100 loops=1) <text:s text:c="2"/>InitPlan 2 (returns $1) <text:s text:c="4"/>-&gt; <text:s/>Seq Scan on random_100_destination <text:s/>(cost=0.00..2.00 rows=100 width=8) (actual time=0.006..0.018 rows=100 loops=1) <text:s text:c="2"/>-&gt; <text:s/>HashAggregate <text:s/>(cost=3101.25..3111.25 rows=1000 width=64) (actual time=108848.834..108855.812 rows=21888 loops=1) <text:s text:c="8"/>Group Key: b.ogc_fid, b.the_geom <text:s text:c="8"/>Batches: 1 <text:s/>Memory Usage: 4881kB <text:s text:c="8"/>-&gt; <text:s/>Nested Loop Left Join <text:s/>(cost=0.67..3093.75 rows=1000 width=56) (actual time=102499.589..107760.597 rows=1791360 loops=1) <text:s text:c="14"/>-&gt; <text:s/>Function Scan on pgr_bddijkstra j <text:s/>(cost=0.25..10.25 rows=1000 width=8) (actual time=102499.524..102794.220 rows=1791360 loops=1) <text:s text:c="14"/>-&gt; <text:s/>Index Scan using idx_porto_alegre_net_largest_id on porto_alegre_net_largest b <text:s/>(cost=0.42..3.07 rows=1 width=56) (actual time=0.002..0.002 rows=1 loops=1791360) <text:s text:c="20"/>Index Cond: (ogc_fid = j.edge) Planning Time: 0.343 ms Execution Time: 108916.104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12" calcext:value-type="float">
            <text:p>5212</text:p>
          </table:table-cell>
          <table:table-cell office:value-type="float" office:value="426489.553" calcext:value-type="float">
            <text:p>426489.5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200_20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sampling_weight_200_origin ), <text:s text:c="22"/>ARRAY(SELECT net_id AS end_id FROM sampling_weight_200_destination), <text:s text:c="22"/>directed := TRUE) j <text:s text:c="22"/>left JOIN porto_alegre_net_largest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3169.08..3171.58 rows=1000 width=64) (actual time=426276.331..426280.991 rows=29479 loops=1) <text:s text:c="2"/>Sort Key: (count(b.the_geom)) DESC <text:s text:c="2"/>Sort Method: quicksort <text:s/>Memory: 3302kB <text:s text:c="2"/>InitPlan 1 (returns $0) <text:s text:c="4"/>-&gt; <text:s/>Seq Scan on sampling_weight_200_origin <text:s/>(cost=0.00..4.00 rows=200 width=8) (actual time=0.193..0.254 rows=200 loops=1) <text:s text:c="2"/>InitPlan 2 (returns $1) <text:s text:c="4"/>-&gt; <text:s/>Seq Scan on sampling_weight_200_destination <text:s/>(cost=0.00..4.00 rows=200 width=8) (actual time=0.150..0.206 rows=200 loops=1) <text:s text:c="2"/>-&gt; <text:s/>HashAggregate <text:s/>(cost=3101.25..3111.25 rows=1000 width=64) (actual time=426258.127..426268.264 rows=29479 loops=1) <text:s text:c="8"/>Group Key: b.ogc_fid, b.the_geom <text:s text:c="8"/>Batches: 1 <text:s/>Memory Usage: 6673kB <text:s text:c="8"/>-&gt; <text:s/>Nested Loop Left Join <text:s/>(cost=0.67..3093.75 rows=1000 width=56) (actual time=401173.398..421886.410 rows=7085087 loops=1) <text:s text:c="14"/>-&gt; <text:s/>Function Scan on pgr_bddijkstra j <text:s/>(cost=0.25..10.25 rows=1000 width=8) (actual time=401172.910..402370.334 rows=7085087 loops=1) <text:s text:c="14"/>-&gt; <text:s/>Index Scan using idx_porto_alegre_net_largest_id on porto_alegre_net_largest b <text:s/>(cost=0.42..3.07 rows=1 width=56) (actual time=0.002..0.002 rows=1 loops=7085087) <text:s text:c="20"/>Index Cond: (ogc_fid = j.edge) Planning Time: 36.572 ms Execution Time: 426489.55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770.139" calcext:value-type="float">
            <text:p>770.1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_origin), <text:s/>ARRAY(SELECT net_id FROM <text:s/>random_1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7.04..8579.54 rows=1000 width=64) (actual time=768.985..769.519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18..0.021 rows=10 loops=1) <text:s text:c="2"/>InitPlan 2 (returns $1) <text:s text:c="4"/>-&gt; <text:s/>Seq Scan on random_10_destination <text:s/>(cost=0.00..1.10 rows=10 width=8) (actual time=0.006..0.008 rows=10 loops=1) <text:s text:c="2"/>-&gt; <text:s/>GroupAggregate <text:s/>(cost=8505.01..8525.01 rows=1000 width=64) (actual time=757.833..767.810 rows=5303 loops=1) <text:s text:c="8"/>Group Key: b.ogc_fid, b.the_geom <text:s text:c="8"/>-&gt; <text:s/>Sort <text:s/>(cost=8505.01..8507.51 rows=1000 width=56) (actual time=757.819..759.974 rows=18682 loops=1) <text:s text:c="14"/>Sort Key: b.ogc_fid, b.the_geom <text:s text:c="14"/>Sort Method: quicksort <text:s/>Memory: 2223kB <text:s text:c="14"/>-&gt; <text:s/>Hash Left Join <text:s/>(cost=8431.43..8455.18 rows=1000 width=56) (actual time=744.178..751.771 rows=18682 loops=1) <text:s text:c="20"/>Hash Cond: (j.edge = b.ogc_fid) <text:s text:c="20"/>-&gt; <text:s/>Function Scan on pgr_astar j <text:s/>(cost=0.25..10.25 rows=1000 width=8) (actual time=676.878..678.130 rows=18682 loops=1) <text:s text:c="20"/>-&gt; <text:s/>Hash <text:s/>(cost=6236.08..6236.08 rows=175608 width=56) (actual time=67.183..67.184 rows=175608 loops=1) <text:s text:c="26"/>Buckets: 262144 <text:s/>Batches: 1 <text:s/>Memory Usage: 16625kB <text:s text:c="26"/>-&gt; <text:s/>Seq Scan on porto_alegre_net_largest_astar b <text:s/>(cost=0.00..6236.08 rows=175608 width=56) (actual time=0.017..29.060 rows=175608 loops=1) Planning Time: 0.357 ms Execution Time: 770.139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882" calcext:value-type="float">
            <text:p>15882</text:p>
          </table:table-cell>
          <table:table-cell office:value-type="float" office:value="400" calcext:value-type="float">
            <text:p>400</text:p>
          </table:table-cell>
          <table:table-cell office:value-type="float" office:value="4390.494" calcext:value-type="float">
            <text:p>4390.4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50_5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50_origin), <text:s/>ARRAY(SELECT net_id FROM <text:s/>random_5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7.84..8580.34 rows=1000 width=64) (actual time=4359.528..4361.735 rows=15882 loops=1) <text:s text:c="2"/>Sort Key: (count(b.the_geom)) DESC <text:s text:c="2"/>Sort Method: quicksort <text:s/>Memory: 1749kB <text:s text:c="2"/>InitPlan 1 (returns $0) <text:s text:c="4"/>-&gt; <text:s/>Seq Scan on random_50_origin <text:s/>(cost=0.00..1.50 rows=50 width=8) (actual time=0.509..0.534 rows=50 loops=1) <text:s text:c="2"/>InitPlan 2 (returns $1) <text:s text:c="4"/>-&gt; <text:s/>Seq Scan on random_50_destination <text:s/>(cost=0.00..1.50 rows=50 width=8) (actual time=0.271..0.298 rows=50 loops=1) <text:s text:c="2"/>-&gt; <text:s/>GroupAggregate <text:s/>(cost=8505.01..8525.01 rows=1000 width=64) (actual time=4161.448..4356.037 rows=15882 loops=1) <text:s text:c="8"/>Group Key: b.ogc_fid, b.the_geom <text:s text:c="8"/>-&gt; <text:s/>Sort <text:s/>(cost=8505.01..8507.51 rows=1000 width=56) (actual time=4161.408..4259.997 rows=434594 loops=1) <text:s text:c="14"/>Sort Key: b.ogc_fid, b.the_geom <text:s text:c="14"/>Sort Method: external merge <text:s/>Disk: 26672kB <text:s text:c="14"/>-&gt; <text:s/>Hash Left Join <text:s/>(cost=8431.43..8455.18 rows=1000 width=56) (actual time=3735.785..3921.312 rows=434594 loops=1) <text:s text:c="20"/>Hash Cond: (j.edge = b.ogc_fid) <text:s text:c="20"/>-&gt; <text:s/>Function Scan on pgr_astar j <text:s/>(cost=0.25..10.25 rows=1000 width=8) (actual time=3661.874..3711.643 rows=434594 loops=1) <text:s text:c="20"/>-&gt; <text:s/>Hash <text:s/>(cost=6236.08..6236.08 rows=175608 width=56) (actual time=73.748..73.749 rows=175608 loops=1) <text:s text:c="26"/>Buckets: 262144 <text:s/>Batches: 1 <text:s/>Memory Usage: 16625kB <text:s text:c="26"/>-&gt; <text:s/>Seq Scan on porto_alegre_net_largest_astar b <text:s/>(cost=0.00..6236.08 rows=175608 width=56) (actual time=0.012..32.118 rows=175608 loops=1) Planning Time: 0.790 ms Execution Time: 4390.494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52" calcext:value-type="float">
            <text:p>1152</text:p>
          </table:table-cell>
          <table:table-cell office:value-type="float" office:value="12319.547" calcext:value-type="float">
            <text:p>12319.5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0_origin), <text:s/>ARRAY(SELECT net_id FROM <text:s/>random_1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78.84..8581.34 rows=1000 width=64) (actual time=12244.543..12247.630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14..0.032 rows=100 loops=1) <text:s text:c="2"/>InitPlan 2 (returns $1) <text:s text:c="4"/>-&gt; <text:s/>Seq Scan on random_100_destination <text:s/>(cost=0.00..2.00 rows=100 width=8) (actual time=0.315..0.340 rows=100 loops=1) <text:s text:c="2"/>-&gt; <text:s/>GroupAggregate <text:s/>(cost=8505.01..8525.01 rows=1000 width=64) (actual time=11383.791..12239.087 rows=21673 loops=1) <text:s text:c="8"/>Group Key: b.ogc_fid, b.the_geom <text:s text:c="8"/>-&gt; <text:s/>Sort <text:s/>(cost=8505.01..8507.51 rows=1000 width=56) (actual time=11383.658..11871.002 rows=1787766 loops=1) <text:s text:c="14"/>Sort Key: b.ogc_fid, b.the_geom <text:s text:c="14"/>Sort Method: external merge <text:s/>Disk: 109736kB <text:s text:c="14"/>-&gt; <text:s/>Hash Left Join <text:s/>(cost=8431.43..8455.18 rows=1000 width=56) (actual time=9526.664..10370.857 rows=1787766 loops=1) <text:s text:c="20"/>Hash Cond: (j.edge = b.ogc_fid) <text:s text:c="20"/>-&gt; <text:s/>Function Scan on pgr_astar j <text:s/>(cost=0.25..10.25 rows=1000 width=8) (actual time=9457.479..9678.252 rows=1787766 loops=1) <text:s text:c="20"/>-&gt; <text:s/>Hash <text:s/>(cost=6236.08..6236.08 rows=175608 width=56) (actual time=69.052..69.053 rows=175608 loops=1) <text:s text:c="26"/>Buckets: 262144 <text:s/>Batches: 1 <text:s/>Memory Usage: 16625kB <text:s text:c="26"/>-&gt; <text:s/>Seq Scan on porto_alegre_net_largest_astar b <text:s/>(cost=0.00..6236.08 rows=175608 width=56) (actual time=0.013..29.050 rows=175608 loops=1) Planning Time: 0.373 ms Execution Time: 12319.547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38444.056" calcext:value-type="float">
            <text:p>38444.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200_2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200_origin), <text:s/>ARRAY(SELECT net_id FROM <text:s/>sampling_weight_2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82.84..8585.34 rows=1000 width=64) (actual time=38249.748..38254.173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021..0.099 rows=200 loops=1) <text:s text:c="2"/>InitPlan 2 (returns $1) <text:s text:c="4"/>-&gt; <text:s/>Seq Scan on sampling_weight_200_destination <text:s/>(cost=0.00..4.00 rows=200 width=8) (actual time=0.018..0.095 rows=200 loops=1) <text:s text:c="2"/>-&gt; <text:s/>GroupAggregate <text:s/>(cost=8505.01..8525.01 rows=1000 width=64) (actual time=34639.396..38240.873 rows=28983 loops=1) <text:s text:c="8"/>Group Key: b.ogc_fid, b.the_geom <text:s text:c="8"/>-&gt; <text:s/>Sort <text:s/>(cost=8505.01..8507.51 rows=1000 width=56) (actual time=34638.821..36809.853 rows=7071064 loops=1) <text:s text:c="14"/>Sort Key: b.ogc_fid, b.the_geom <text:s text:c="14"/>Sort Method: external merge <text:s/>Disk: 434032kB <text:s text:c="14"/>-&gt; <text:s/>Hash Left Join <text:s/>(cost=8431.43..8455.18 rows=1000 width=56) (actual time=27677.391..30834.830 rows=7071064 loops=1) <text:s text:c="20"/>Hash Cond: (j.edge = b.ogc_fid) <text:s text:c="20"/>-&gt; <text:s/>Function Scan on pgr_astar j <text:s/>(cost=0.25..10.25 rows=1000 width=8) (actual time=27609.426..28439.714 rows=7071064 loops=1) <text:s text:c="20"/>-&gt; <text:s/>Hash <text:s/>(cost=6236.08..6236.08 rows=175608 width=56) (actual time=67.825..67.825 rows=175608 loops=1) <text:s text:c="26"/>Buckets: 262144 <text:s/>Batches: 1 <text:s/>Memory Usage: 16625kB <text:s text:c="26"/>-&gt; <text:s/>Seq Scan on porto_alegre_net_largest_astar b <text:s/>(cost=0.00..6236.08 rows=175608 width=56) (actual time=0.013..28.690 rows=175608 loops=1) Planning Time: 0.591 ms Execution Time: 38444.056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89211.976" calcext:value-type="float">
            <text:p>89211.9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300_3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300_origin), <text:s/>ARRAY(SELECT net_id FROM <text:s/>sampling_weight_3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86.84..8589.34 rows=1000 width=64) (actual time=88849.452..88854.504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319..0.559 rows=300 loops=1) <text:s text:c="2"/>InitPlan 2 (returns $1) <text:s text:c="4"/>-&gt; <text:s/>Seq Scan on sampling_weight_300_destination <text:s/>(cost=0.00..6.00 rows=300 width=8) (actual time=0.247..0.453 rows=300 loops=1) <text:s text:c="2"/>-&gt; <text:s/>GroupAggregate <text:s/>(cost=8505.01..8525.01 rows=1000 width=64) (actual time=81044.287..88828.764 rows=32000 loops=1) <text:s text:c="8"/>Group Key: b.ogc_fid, b.the_geom <text:s text:c="8"/>-&gt; <text:s/>Sort <text:s/>(cost=8505.01..8507.51 rows=1000 width=56) (actual time=81042.282..84664.286 rows=15922899 loops=1) <text:s text:c="14"/>Sort Key: b.ogc_fid, b.the_geom <text:s text:c="14"/>Sort Method: external merge <text:s/>Disk: 977136kB <text:s text:c="14"/>-&gt; <text:s/>Hash Left Join <text:s/>(cost=8431.43..8455.18 rows=1000 width=56) (actual time=59212.329..66886.522 rows=15922899 loops=1) <text:s text:c="20"/>Hash Cond: (j.edge = b.ogc_fid) <text:s text:c="20"/>-&gt; <text:s/>Function Scan on pgr_astar j <text:s/>(cost=0.25..10.25 rows=1000 width=8) (actual time=59108.049..61133.560 rows=15922899 loops=1) <text:s text:c="20"/>-&gt; <text:s/>Hash <text:s/>(cost=6236.08..6236.08 rows=175608 width=56) (actual time=103.949..103.950 rows=175608 loops=1) <text:s text:c="26"/>Buckets: 262144 <text:s/>Batches: 1 <text:s/>Memory Usage: 16625kB <text:s text:c="26"/>-&gt; <text:s/>Seq Scan on porto_alegre_net_largest_astar b <text:s/>(cost=0.00..6236.08 rows=175608 width=56) (actual time=0.014..46.570 rows=175608 loops=1) Planning Time: 6.017 ms Execution Time: 89211.976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193" calcext:value-type="float">
            <text:p>5193</text:p>
          </table:table-cell>
          <table:table-cell office:value-type="float" office:value="18" calcext:value-type="float">
            <text:p>18</text:p>
          </table:table-cell>
          <table:table-cell office:value-type="float" office:value="1667.918" calcext:value-type="float">
            <text:p>1667.9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_origin), <text:s/>ARRAY(SELECT net_id FROM <text:s/>random_1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7.04..8579.54 rows=1000 width=64) (actual time=1657.330..1657.914 rows=5193 loops=1) <text:s text:c="2"/>Sort Key: (count(b.the_geom)) DESC <text:s text:c="2"/>Sort Method: quicksort <text:s/>Memory: 639kB <text:s text:c="2"/>InitPlan 1 (returns $0) <text:s text:c="4"/>-&gt; <text:s/>Seq Scan on random_10_origin <text:s/>(cost=0.00..1.10 rows=10 width=8) (actual time=0.013..0.017 rows=10 loops=1) <text:s text:c="2"/>InitPlan 2 (returns $1) <text:s text:c="4"/>-&gt; <text:s/>Seq Scan on random_10_destination <text:s/>(cost=0.00..1.10 rows=10 width=8) (actual time=0.006..0.011 rows=10 loops=1) <text:s text:c="2"/>-&gt; <text:s/>GroupAggregate <text:s/>(cost=8505.01..8525.01 rows=1000 width=64) (actual time=1646.475..1656.284 rows=5193 loops=1) <text:s text:c="8"/>Group Key: b.ogc_fid, b.the_geom <text:s text:c="8"/>-&gt; <text:s/>Sort <text:s/>(cost=8505.01..8507.51 rows=1000 width=56) (actual time=1646.457..1648.758 rows=18776 loops=1) <text:s text:c="14"/>Sort Key: b.ogc_fid, b.the_geom <text:s text:c="14"/>Sort Method: quicksort <text:s/>Memory: 2230kB <text:s text:c="14"/>-&gt; <text:s/>Hash Left Join <text:s/>(cost=8431.43..8455.18 rows=1000 width=56) (actual time=1625.290..1637.499 rows=18776 loops=1) <text:s text:c="20"/>Hash Cond: (j.edge = b.ogc_fid) <text:s text:c="20"/>-&gt; <text:s/>Function Scan on pgr_bdastar j <text:s/>(cost=0.25..10.25 rows=1000 width=8) (actual time=1542.172..1543.932 rows=18776 loops=1) <text:s text:c="20"/>-&gt; <text:s/>Hash <text:s/>(cost=6236.08..6236.08 rows=175608 width=56) (actual time=82.998..82.999 rows=175608 loops=1) <text:s text:c="26"/>Buckets: 262144 <text:s/>Batches: 1 <text:s/>Memory Usage: 16625kB <text:s text:c="26"/>-&gt; <text:s/>Seq Scan on porto_alegre_net_largest_astar b <text:s/>(cost=0.00..6236.08 rows=175608 width=56) (actual time=0.016..36.264 rows=175608 loops=1) Planning Time: 0.183 ms Execution Time: 1667.918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075" calcext:value-type="float">
            <text:p>16075</text:p>
          </table:table-cell>
          <table:table-cell office:value-type="float" office:value="394" calcext:value-type="float">
            <text:p>394</text:p>
          </table:table-cell>
          <table:table-cell office:value-type="float" office:value="27935.192" calcext:value-type="float">
            <text:p>27935.1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50_5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50_origin), <text:s/>ARRAY(SELECT net_id FROM <text:s/>random_5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77.84..8580.34 rows=1000 width=64) (actual time=27898.701..27900.875 rows=16075 loops=1) <text:s text:c="2"/>Sort Key: (count(b.the_geom)) DESC <text:s text:c="2"/>Sort Method: quicksort <text:s/>Memory: 1766kB <text:s text:c="2"/>InitPlan 1 (returns $0) <text:s text:c="4"/>-&gt; <text:s/>Seq Scan on random_50_origin <text:s/>(cost=0.00..1.50 rows=50 width=8) (actual time=0.011..0.020 rows=50 loops=1) <text:s text:c="2"/>InitPlan 2 (returns $1) <text:s text:c="4"/>-&gt; <text:s/>Seq Scan on random_50_destination <text:s/>(cost=0.00..1.50 rows=50 width=8) (actual time=0.005..0.013 rows=50 loops=1) <text:s text:c="2"/>-&gt; <text:s/>GroupAggregate <text:s/>(cost=8505.01..8525.01 rows=1000 width=64) (actual time=27701.769..27895.244 rows=16075 loops=1) <text:s text:c="8"/>Group Key: b.ogc_fid, b.the_geom <text:s text:c="8"/>-&gt; <text:s/>Sort <text:s/>(cost=8505.01..8507.51 rows=1000 width=56) (actual time=27701.732..27800.722 rows=435429 loops=1) <text:s text:c="14"/>Sort Key: b.ogc_fid, b.the_geom <text:s text:c="14"/>Sort Method: external merge <text:s/>Disk: 26720kB <text:s text:c="14"/>-&gt; <text:s/>Hash Left Join <text:s/>(cost=8431.43..8455.18 rows=1000 width=56) (actual time=27225.949..27439.013 rows=435429 loops=1) <text:s text:c="20"/>Hash Cond: (j.edge = b.ogc_fid) <text:s text:c="20"/>-&gt; <text:s/>Function Scan on pgr_bdastar j <text:s/>(cost=0.25..10.25 rows=1000 width=8) (actual time=27154.302..27208.107 rows=435429 loops=1) <text:s text:c="20"/>-&gt; <text:s/>Hash <text:s/>(cost=6236.08..6236.08 rows=175608 width=56) (actual time=71.515..71.516 rows=175608 loops=1) <text:s text:c="26"/>Buckets: 262144 <text:s/>Batches: 1 <text:s/>Memory Usage: 16625kB <text:s text:c="26"/>-&gt; <text:s/>Seq Scan on porto_alegre_net_largest_astar b <text:s/>(cost=0.00..6236.08 rows=175608 width=56) (actual time=0.013..30.185 rows=175608 loops=1) Planning Time: 0.230 ms Execution Time: 27935.192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53" calcext:value-type="float">
            <text:p>22053</text:p>
          </table:table-cell>
          <table:table-cell office:value-type="float" office:value="1128" calcext:value-type="float">
            <text:p>1128</text:p>
          </table:table-cell>
          <table:table-cell office:value-type="float" office:value="110424.801" calcext:value-type="float">
            <text:p>110424.8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0_origin), <text:s/>ARRAY(SELECT net_id FROM <text:s/>random_1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8.84..8581.34 rows=1000 width=64) (actual time=110353.698..110356.793 rows=22053 loops=1) <text:s text:c="2"/>Sort Key: (count(b.the_geom)) DESC <text:s text:c="2"/>Sort Method: quicksort <text:s/>Memory: 2664kB <text:s text:c="2"/>InitPlan 1 (returns $0) <text:s text:c="4"/>-&gt; <text:s/>Seq Scan on random_100_origin <text:s/>(cost=0.00..2.00 rows=100 width=8) (actual time=0.015..0.032 rows=100 loops=1) <text:s text:c="2"/>InitPlan 2 (returns $1) <text:s text:c="4"/>-&gt; <text:s/>Seq Scan on random_100_destination <text:s/>(cost=0.00..2.00 rows=100 width=8) (actual time=0.011..0.028 rows=100 loops=1) <text:s text:c="2"/>-&gt; <text:s/>GroupAggregate <text:s/>(cost=8505.01..8525.01 rows=1000 width=64) (actual time=109525.205..110348.564 rows=22053 loops=1) <text:s text:c="8"/>Group Key: b.ogc_fid, b.the_geom <text:s text:c="8"/>-&gt; <text:s/>Sort <text:s/>(cost=8505.01..8507.51 rows=1000 width=56) (actual time=109525.026..109992.182 rows=1791492 loops=1) <text:s text:c="14"/>Sort Key: b.ogc_fid, b.the_geom <text:s text:c="14"/>Sort Method: external merge <text:s/>Disk: 109968kB <text:s text:c="14"/>-&gt; <text:s/>Hash Left Join <text:s/>(cost=8431.43..8455.18 rows=1000 width=56) (actual time=107588.397..108480.273 rows=1791492 loops=1) <text:s text:c="20"/>Hash Cond: (j.edge = b.ogc_fid) <text:s text:c="20"/>-&gt; <text:s/>Function Scan on pgr_bdastar j <text:s/>(cost=0.25..10.25 rows=1000 width=8) (actual time=107508.414..107738.728 rows=1791492 loops=1) <text:s text:c="20"/>-&gt; <text:s/>Hash <text:s/>(cost=6236.08..6236.08 rows=175608 width=56) (actual time=79.853..79.854 rows=175608 loops=1) <text:s text:c="26"/>Buckets: 262144 <text:s/>Batches: 1 <text:s/>Memory Usage: 16625kB <text:s text:c="26"/>-&gt; <text:s/>Seq Scan on porto_alegre_net_largest_astar b <text:s/>(cost=0.00..6236.08 rows=175608 width=56) (actual time=0.013..34.527 rows=175608 loops=1) Planning Time: 0.387 ms Execution Time: 110424.801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645" calcext:value-type="float">
            <text:p>29645</text:p>
          </table:table-cell>
          <table:table-cell office:value-type="float" office:value="5194" calcext:value-type="float">
            <text:p>5194</text:p>
          </table:table-cell>
          <table:table-cell office:value-type="float" office:value="430940.623" calcext:value-type="float">
            <text:p>430940.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200_20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200_origin), <text:s/>ARRAY(SELECT net_id FROM <text:s/>sampling_weight_2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82.84..8585.34 rows=1000 width=64) (actual time=430749.390..430754.215 rows=29645 loops=1) <text:s text:c="2"/>Sort Key: (count(b.the_geom)) DESC <text:s text:c="2"/>Sort Method: quicksort <text:s/>Memory: 3316kB <text:s text:c="2"/>InitPlan 1 (returns $0) <text:s text:c="4"/>-&gt; <text:s/>Seq Scan on sampling_weight_200_origin <text:s/>(cost=0.00..4.00 rows=200 width=8) (actual time=0.013..0.051 rows=200 loops=1) <text:s text:c="2"/>InitPlan 2 (returns $1) <text:s text:c="4"/>-&gt; <text:s/>Seq Scan on sampling_weight_200_destination <text:s/>(cost=0.00..4.00 rows=200 width=8) (actual time=0.008..0.268 rows=200 loops=1) <text:s text:c="2"/>-&gt; <text:s/>GroupAggregate <text:s/>(cost=8505.01..8525.01 rows=1000 width=64) (actual time=427198.758..430740.610 rows=29645 loops=1) <text:s text:c="8"/>Group Key: b.ogc_fid, b.the_geom <text:s text:c="8"/>-&gt; <text:s/>Sort <text:s/>(cost=8505.01..8507.51 rows=1000 width=56) (actual time=427198.229..429342.776 rows=7075521 loops=1) <text:s text:c="14"/>Sort Key: b.ogc_fid, b.the_geom <text:s text:c="14"/>Sort Method: external merge <text:s/>Disk: 434304kB <text:s text:c="14"/>-&gt; <text:s/>Hash Left Join <text:s/>(cost=8431.43..8455.18 rows=1000 width=56) (actual time=420326.169..423368.515 rows=7075521 loops=1) <text:s text:c="20"/>Hash Cond: (j.edge = b.ogc_fid) <text:s text:c="20"/>-&gt; <text:s/>Function Scan on pgr_bdastar j <text:s/>(cost=0.25..10.25 rows=1000 width=8) (actual time=420251.562..421080.272 rows=7075521 loops=1) <text:s text:c="20"/>-&gt; <text:s/>Hash <text:s/>(cost=6236.08..6236.08 rows=175608 width=56) (actual time=74.446..74.447 rows=175608 loops=1) <text:s text:c="26"/>Buckets: 262144 <text:s/>Batches: 1 <text:s/>Memory Usage: 16625kB <text:s text:c="26"/>-&gt; <text:s/>Seq Scan on porto_alegre_net_largest_astar b <text:s/>(cost=0.00..6236.08 rows=175608 width=56) (actual time=0.017..31.956 rows=175608 loops=1) Planning Time: 0.440 ms Execution Time: 430940.62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751" calcext:value-type="float">
            <text:p>21751</text:p>
          </table:table-cell>
          <table:table-cell office:value-type="float" office:value="1644" calcext:value-type="float">
            <text:p>1644</text:p>
          </table:table-cell>
          <table:table-cell office:value-type="float" office:value="13944.047" calcext:value-type="float">
            <text:p>13944.0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using_bbox AS <text:s/>SELECT b.id, <text:s text:c="7"/>b.the_geom, <text:s text:c="7"/>COUNT(b.the_geom) AS centrality FROM ( <text:s text:c="4"/>SELECT * FROM pgr_dijkstra( <text:s text:c="8"/>'SELECT id, <text:s text:c="16"/>source, <text:s text:c="16"/>target, <text:s text:c="16"/>cost <text:s text:c="9"/>FROM porto_alegre_net_largest <text:s text:c="9"/>WHERE the_geom &amp;&amp; (SELECT box FROM bbox)', <text:s/>-- Limit the edges to those within the bounding box <text:s text:c="8"/>ARRAY(SELECT net_id AS start_id FROM weight_sampling_100_origin), <text:s text:c="8"/>ARRAY(SELECT net_id AS end_id FROM weight_sampling_100_destination), <text:s text:c="8"/>directed := TRUE <text:s text:c="4"/>) ) AS j LEFT JOIN porto_alegre_net_largest AS b <text:s text:c="4"/>ON j.edge = b.id GROUP BY b.id, b.the_geom ORDER BY centrality DESC;</text:p>
          </table:table-cell>
          <table:table-cell office:value-type="string" calcext:value-type="string">
            <text:p>Sort <text:s/>(cost=5853.41..5855.91 rows=1000 width=64) (actual time=13879.157..13881.921 rows=21751 loops=1) <text:s text:c="2"/>Sort Key: (count(b.the_geom)) DESC <text:s text:c="2"/>Sort Method: quicksort <text:s/>Memory: 2978kB <text:s text:c="2"/>InitPlan 1 (returns $0) <text:s text:c="4"/>-&gt; <text:s/>Seq Scan on weight_sampling_100_origin <text:s/>(cost=0.00..2.00 rows=100 width=8) (actual time=0.016..0.035 rows=100 loops=1) <text:s text:c="2"/>InitPlan 2 (returns $1) <text:s text:c="4"/>-&gt; <text:s/>Seq Scan on weight_sampling_100_destination <text:s/>(cost=0.00..2.00 rows=100 width=8) (actual time=0.009..0.027 rows=100 loops=1) <text:s text:c="2"/>-&gt; <text:s/>GroupAggregate <text:s/>(cost=5779.58..5799.58 rows=1000 width=64) (actual time=12635.510..13871.369 rows=21751 loops=1) <text:s text:c="8"/>Group Key: b.id, b.the_geom <text:s text:c="8"/>-&gt; <text:s/>Sort <text:s/>(cost=5779.58..5782.08 rows=1000 width=56) (actual time=12635.239..13241.978 rows=1715329 loops=1) <text:s text:c="14"/>Sort Key: b.id, b.the_geom <text:s text:c="14"/>Sort Method: external merge <text:s/>Disk: 105256kB <text:s text:c="14"/>-&gt; <text:s/>Nested Loop Left Join <text:s/>(cost=0.67..5729.75 rows=1000 width=56) (actual time=5574.168..11329.659 rows=1715329 loops=1) <text:s text:c="20"/>-&gt; <text:s/>Function Scan on pgr_dijkstra <text:s/>(cost=0.25..10.25 rows=1000 width=8) (actual time=5574.117..5967.621 rows=1715329 loops=1) <text:s text:c="20"/>-&gt; <text:s/>Index Scan using idx_porto_alegre_net_largest_id on porto_alegre_net_largest b <text:s/>(cost=0.42..5.71 rows=1 width=56) (actual time=0.002..0.003 rows=1 loops=1715329) <text:s text:c="26"/>Index Cond: (id = pgr_dijkstra.edge) Planning Time: 0.369 ms Execution Time: 13944.047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751" calcext:value-type="float">
            <text:p>21751</text:p>
          </table:table-cell>
          <table:table-cell office:value-type="float" office:value="1644" calcext:value-type="float">
            <text:p>1644</text:p>
          </table:table-cell>
          <table:table-cell office:value-type="float" office:value="14212.059" calcext:value-type="float">
            <text:p>14212.0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100_100_porto AS <text:s/>SELECT <text:s text:c="2"/>b.id, <text:s/>b.the_geom, <text:s/>count(the_geom) as centrality <text:s text:c="2"/>FROM <text:s/>pgr_dijkstra('SELECT <text:s/>id, <text:s text:c="29"/>source, <text:s text:c="28"/>target, <text:s text:c="28"/>cost <text:s text:c="22"/>FROM porto_alegre_net_largest', <text:s text:c="22"/>ARRAY(SELECT net_id AS start_id FROM weight_sampling_100_origin <text:s/>), <text:s text:c="22"/>ARRAY(SELECT net_id AS end_id FROM weight_sampling_100_destination ), <text:s text:c="22"/>directed := TRUE) j <text:s text:c="22"/>left JOIN porto_alegre_net_largest AS b <text:s text:c="22"/>ON j.edge = b.id <text:s text:c="22"/>GROUP BY <text:s/>b.id, b.the_geom <text:s text:c="22"/>ORDER BY centrality DESC; </text:p>
          </table:table-cell>
          <table:table-cell office:value-type="string" calcext:value-type="string">
            <text:p>Sort <text:s/>(cost=5853.41..5855.91 rows=1000 width=64) (actual time=14153.807..14156.225 rows=21751 loops=1) <text:s text:c="2"/>Sort Key: (count(b.the_geom)) DESC <text:s text:c="2"/>Sort Method: quicksort <text:s/>Memory: 2978kB <text:s text:c="2"/>InitPlan 1 (returns $0) <text:s text:c="4"/>-&gt; <text:s/>Seq Scan on weight_sampling_100_origin <text:s/>(cost=0.00..2.00 rows=100 width=8) (actual time=0.015..0.036 rows=100 loops=1) <text:s text:c="2"/>InitPlan 2 (returns $1) <text:s text:c="4"/>-&gt; <text:s/>Seq Scan on weight_sampling_100_destination <text:s/>(cost=0.00..2.00 rows=100 width=8) (actual time=0.009..0.027 rows=100 loops=1) <text:s text:c="2"/>-&gt; <text:s/>GroupAggregate <text:s/>(cost=5779.58..5799.58 rows=1000 width=64) (actual time=12845.086..14146.026 rows=21751 loops=1) <text:s text:c="8"/>Group Key: b.id, b.the_geom <text:s text:c="8"/>-&gt; <text:s/>Sort <text:s/>(cost=5779.58..5782.08 rows=1000 width=56) (actual time=12844.844..13481.742 rows=1715329 loops=1) <text:s text:c="14"/>Sort Key: b.id, b.the_geom <text:s text:c="14"/>Sort Method: external merge <text:s/>Disk: 105256kB <text:s text:c="14"/>-&gt; <text:s/>Nested Loop Left Join <text:s/>(cost=0.67..5729.75 rows=1000 width=56) (actual time=5577.430..11504.201 rows=1715329 loops=1) <text:s text:c="20"/>-&gt; <text:s/>Function Scan on pgr_dijkstra j <text:s/>(cost=0.25..10.25 rows=1000 width=8) (actual time=5577.380..5983.338 rows=1715329 loops=1) <text:s text:c="20"/>-&gt; <text:s/>Index Scan using idx_porto_alegre_net_largest_id on porto_alegre_net_largest b <text:s/>(cost=0.42..5.71 rows=1 width=56) (actual time=0.002..0.003 rows=1 loops=1715329) <text:s text:c="26"/>Index Cond: (id = j.edge) Planning Time: 0.373 ms Execution Time: 14212.059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899" calcext:value-type="float">
            <text:p>28899</text:p>
          </table:table-cell>
          <table:table-cell office:value-type="float" office:value="5252" calcext:value-type="float">
            <text:p>5252</text:p>
          </table:table-cell>
          <table:table-cell office:value-type="float" office:value="64398.838" calcext:value-type="float">
            <text:p>64398.8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200_using_bbox AS <text:s/>SELECT b.id, <text:s text:c="7"/>b.the_geom, <text:s text:c="7"/>COUNT(b.the_geom) AS centrality FROM ( <text:s text:c="4"/>SELECT * FROM pgr_dijkstra( <text:s text:c="8"/>'SELECT id, <text:s text:c="16"/>source, <text:s text:c="16"/>target, <text:s text:c="16"/>cost <text:s text:c="9"/>FROM porto_alegre_net_largest <text:s text:c="9"/>WHERE the_geom &amp;&amp; (SELECT box FROM bbox)', <text:s/>-- Limit the edges to those within the bounding box <text:s text:c="8"/>ARRAY(SELECT net_id AS start_id FROM weight_sampling_1000_origin LIMIT 200), <text:s text:c="8"/>ARRAY(SELECT net_id AS end_id FROM weight_sampling_1000_destination LIMIT 200), <text:s text:c="8"/>directed := TRUE <text:s text:c="4"/>) ) AS j LEFT JOIN porto_alegre_net_largest AS b <text:s text:c="4"/>ON j.edge = b.id GROUP BY b.id, b.the_geom ORDER BY centrality DESC;</text:p>
          </table:table-cell>
          <table:table-cell office:value-type="string" calcext:value-type="string">
            <text:p><text:s/>Sort <text:s/>(cost=5857.41..5859.91 rows=1000 width=64) (actual time=63826.778..63830.453 rows=28899 loops=1) <text:s text:c="3"/>Sort Key: (count(b.the_geom)) DESC <text:s text:c="3"/>Sort Method: quicksort <text:s/>Memory: 3704kB <text:s text:c="3"/>InitPlan 1 (returns $0) <text:s text:c="5"/>-&gt; <text:s/>Limit <text:s/>(cost=0.00..4.00 rows=200 width=8) (actual time=0.027..0.083 rows=200 loops=1) <text:s text:c="11"/>-&gt; <text:s/>Seq Scan on weight_sampling_1000_origin <text:s/>(cost=0.00..20.00 rows=1000 width=8) (actual time=0.026..0.059 rows=200 loops=1) <text:s text:c="3"/>InitPlan 2 (returns $1) <text:s text:c="5"/>-&gt; <text:s/>Limit <text:s/>(cost=0.00..4.00 rows=200 width=8) (actual time=0.011..0.071 rows=200 loops=1) <text:s text:c="11"/>-&gt; <text:s/>Seq Scan on weight_sampling_1000_destination <text:s/>(cost=0.00..20.00 rows=1000 width=8) (actual time=0.011..0.041 rows=200 loops=1) <text:s text:c="3"/>-&gt; <text:s/>GroupAggregate <text:s/>(cost=5779.58..5799.58 rows=1000 width=64) (actual time=58275.084..63807.180 rows=28899 loops=1) <text:s text:c="9"/>Group Key: b.id, b.the_geom <text:s text:c="9"/>-&gt; <text:s/>Sort <text:s/>(cost=5779.58..5782.08 rows=1000 width=56) (actual time=58273.950..61033.906 rows=7164864 loops=1) <text:s text:c="15"/>Sort Key: b.id, b.the_geom <text:s text:c="15"/>Sort Method: external merge <text:s/>Disk: 439832kB <text:s text:c="15"/>-&gt; <text:s/>Nested Loop Left Join <text:s/>(cost=0.67..5729.75 rows=1000 width=56) (actual time=27044.588..52006.123 rows=7164864 loops=1) <text:s text:c="21"/>-&gt; <text:s/>Function Scan on pgr_dijkstra <text:s/>(cost=0.25..10.25 rows=1000 width=8) (actual time=27041.142..28746.873 rows=7164864 loops=1) <text:s text:c="21"/>-&gt; <text:s/>Index Scan using idx_porto_alegre_net_largest_id on porto_alegre_net_largest b <text:s/>(cost=0.42..5.71 rows=1 width=56) (actual time=0.002..0.003 rows=1 loops=7164864) <text:s text:c="27"/>Index Cond: (id = pgr_dijkstra.edge) <text:s/>Planning Time: 44.085 ms <text:s/>Execution Time: 64398.838 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3522" calcext:value-type="float">
            <text:p>33522</text:p>
          </table:table-cell>
          <table:table-cell office:value-type="float" office:value="11816" calcext:value-type="float">
            <text:p>11816</text:p>
          </table:table-cell>
          <table:table-cell office:value-type="float" office:value="136039.719" calcext:value-type="float">
            <text:p>136039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300_using_bbox AS <text:s/>SELECT b.id, <text:s text:c="7"/>b.the_geom, <text:s text:c="7"/>COUNT(b.the_geom) AS centrality FROM ( <text:s text:c="4"/>SELECT * FROM pgr_dijkstra( <text:s text:c="8"/>'SELECT id, <text:s text:c="16"/>source, <text:s text:c="16"/>target, <text:s text:c="16"/>cost <text:s text:c="9"/>FROM porto_alegre_net_largest <text:s text:c="9"/>WHERE the_geom &amp;&amp; (SELECT box FROM bbox)', <text:s/>-- Limit the edges to those within the bounding box <text:s text:c="8"/>ARRAY(SELECT net_id AS start_id FROM weight_sampling_1000_origin LIMIT 300), <text:s text:c="8"/>ARRAY(SELECT net_id AS end_id FROM weight_sampling_1000_destination LIMIT 300), <text:s text:c="8"/>directed := TRUE <text:s text:c="4"/>) ) AS j LEFT JOIN porto_alegre_net_largest AS b <text:s text:c="4"/>ON j.edge = b.id GROUP BY b.id, b.the_geom ORDER BY centrality DESC;</text:p>
          </table:table-cell>
          <table:table-cell office:value-type="string" calcext:value-type="string">
            <text:p>Sort <text:s/>(cost=5861.41..5863.91 rows=1000 width=64) (actual time=135694.339..135698.346 rows=33522 loops=1) <text:s text:c="3"/>Sort Key: (count(b.the_geom)) DESC <text:s text:c="3"/>Sort Method: quicksort <text:s/>Memory: 4941kB <text:s text:c="3"/>InitPlan 1 (returns $0) <text:s text:c="5"/>-&gt; <text:s/>Limit <text:s/>(cost=0.00..6.00 rows=300 width=8) (actual time=0.018..0.141 rows=300 loops=1) <text:s text:c="11"/>-&gt; <text:s/>Seq Scan on weight_sampling_1000_origin <text:s/>(cost=0.00..20.00 rows=1000 width=8) (actual time=0.017..0.099 rows=300 loops=1) <text:s text:c="3"/>InitPlan 2 (returns $1) <text:s text:c="5"/>-&gt; <text:s/>Limit <text:s/>(cost=0.00..6.00 rows=300 width=8) (actual time=0.011..0.149 rows=300 loops=1) <text:s text:c="11"/>-&gt; <text:s/>Seq Scan on weight_sampling_1000_destination <text:s/>(cost=0.00..20.00 rows=1000 width=8) (actual time=0.011..0.089 rows=300 loops=1) <text:s text:c="3"/>-&gt; <text:s/>GroupAggregate <text:s/>(cost=5779.58..5799.58 rows=1000 width=64) (actual time=126249.948..135676.451 rows=33522 loops=1) <text:s text:c="9"/>Group Key: b.id, b.the_geom <text:s text:c="9"/>-&gt; <text:s/>Sort <text:s/>(cost=5779.58..5782.08 rows=1000 width=56) (actual time=126249.771..129678.700 rows=15830824 loops=1) <text:s text:c="15"/>Sort Key: b.id, b.the_geom <text:s text:c="15"/>Sort Method: external merge <text:s/>Disk: 971528kB <text:s text:c="15"/>-&gt; <text:s/>Nested Loop Left Join <text:s/>(cost=0.67..5729.75 rows=1000 width=56) (actual time=51602.523..107427.600 rows=15830824 loops=1) <text:s text:c="21"/>-&gt; <text:s/>Function Scan on pgr_dijkstra <text:s/>(cost=0.25..10.25 rows=1000 width=8) (actual time=51588.317..55402.349 rows=15830824 loops=1) <text:s text:c="21"/>-&gt; <text:s/>Index Scan using idx_porto_alegre_net_largest_id on porto_alegre_net_largest b <text:s/>(cost=0.42..5.71 rows=1 width=56) (actual time=0.002..0.003 rows=1 loops=15830824) <text:s text:c="27"/>Index Cond: (id = pgr_dijkstra.edge) <text:s/>Planning Time: 0.628 ms <text:s/>Execution Time: 136039.719 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astr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751" calcext:value-type="float">
            <text:p>21751</text:p>
          </table:table-cell>
          <table:table-cell office:value-type="float" office:value="1644" calcext:value-type="float">
            <text:p>1644</text:p>
          </table:table-cell>
          <table:table-cell office:value-type="float" office:value="23319.509" calcext:value-type="float">
            <text:p>23319.5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_astrar_bbox AS SELECT b.id, b.the_geom, count(the_geom) as centrality FROM pgr_astar('SELECT id, source, target, cost, x1, y1, x2, y2 FROM porto_alegre_net_pre_component_one_star WHERE the_geom &amp;&amp; (SELECT box FROM bbox)', ARRAY(SELECT net_id FROM weight_sampling_100_origin), ARRAY(SELECT net_id FROM weight_sampling_100_destination), directed:=TRUE, heuristic:=2) j LEFT JOIN porto_alegre_net_pre_component_one_star AS b ON j.edge = b.id GROUP BY b.id, b.the_geom ORDER BY centrality DESC;</text:p>
          </table:table-cell>
          <table:table-cell office:value-type="string" calcext:value-type="string">
            <text:p><text:s/>Sort <text:s/>(cost=8570.84..8573.34 rows=1000 width=64) (actual time=24093.130..24095.704 rows=21751 loops=1) <text:s text:c="3"/>Sort Key: (count(b.the_geom)) DESC <text:s text:c="3"/>Sort Method: quicksort <text:s/>Memory: 2978kB <text:s text:c="3"/>InitPlan 1 (returns $0) <text:s text:c="5"/>-&gt; <text:s/>Seq Scan on weight_sampling_100_origin <text:s/>(cost=0.00..2.00 rows=100 width=8) (actual time=0.012..0.030 rows=100 loops=1) <text:s text:c="3"/>InitPlan 2 (returns $1) <text:s text:c="5"/>-&gt; <text:s/>Seq Scan on weight_sampling_100_destination <text:s/>(cost=0.00..2.00 rows=100 width=8) (actual time=0.006..0.019 rows=100 loops=1) <text:s text:c="3"/>-&gt; <text:s/>GroupAggregate <text:s/>(cost=8497.01..8517.01 rows=1000 width=64) (actual time=22839.127..24084.982 rows=21751 loops=1) <text:s text:c="9"/>Group Key: b.id, b.the_geom <text:s text:c="9"/>-&gt; <text:s/>Sort <text:s/>(cost=8497.01..8499.51 rows=1000 width=56) (actual time=22838.909..23429.447 rows=1715329 loops=1) <text:s text:c="15"/>Sort Key: b.id, b.the_geom <text:s text:c="15"/>Sort Method: external merge <text:s/>Disk: 105256kB <text:s text:c="15"/>-&gt; <text:s/>Hash Left Join <text:s/>(cost=8423.43..8447.18 rows=1000 width=56) (actual time=20638.842..21726.466 rows=1715329 loops=1) <text:s text:c="21"/>Hash Cond: (j.edge = b.id) <text:s text:c="21"/>-&gt; <text:s/>Function Scan on pgr_astar j <text:s/>(cost=0.25..10.25 rows=1000 width=8) (actual time=20487.083..20771.571 rows=1715329 loops=1) <text:s text:c="21"/>-&gt; <text:s/>Hash <text:s/>(cost=6228.08..6228.08 rows=175608 width=56) (actual time=148.187..148.188 rows=175608 loops=1) <text:s text:c="27"/>Buckets: 262144 <text:s/>Batches: 1 <text:s/>Memory Usage: 16625kB <text:s text:c="27"/>-&gt; <text:s/>Seq Scan on porto_alegre_net_pre_component_one_star b <text:s/>(cost=0.00..6228.08 rows=175608 width=56) (actual time=0.020..35.415 rows=175608 loops=1) <text:s/>Planning Time: 1.883 ms <text:s/>Execution Time: 24171.228 ms (20 rows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astr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899" calcext:value-type="float">
            <text:p>28899</text:p>
          </table:table-cell>
          <table:table-cell office:value-type="float" office:value="5242" calcext:value-type="float">
            <text:p>5242</text:p>
          </table:table-cell>
          <table:table-cell office:value-type="float" office:value="82160.566" calcext:value-type="float">
            <text:p>82160.5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200_200_porto_astrar_bbox AS <text:s/>SELECT <text:s text:c="5"/>b.id, <text:s/>b.the_geom, <text:s/>count(the_geom) as centrality FROM <text:s text:c="2"/>pgr_astar( <text:s text:c="4"/>'SELECT id, <text:s text:c="7"/>source, <text:s text:c="7"/>target, <text:s text:c="7"/>cost, <text:s text:c="7"/>x1, <text:s text:c="7"/>y1, <text:s text:c="7"/>x2, <text:s text:c="7"/>y2 <text:s text:c="5"/>FROM <text:s text:c="5"/>porto_alegre_net_pre_component_one_star <text:s text:c="3"/>WHERE the_geom &amp;&amp; (SELECT box FROM bbox)', <text:s text:c="4"/>ARRAY(SELECT net_id FROM weight_sampling_200_origin), <text:s text:c="4"/>ARRAY(SELECT net_id FROM weight_sampling_200_destination), <text:s text:c="3"/>directed:=TRUE, <text:s text:c="3"/>heuristic:=2) j <text:s text:c="3"/>LEFT JOIN <text:s text:c="5"/>porto_alegre_net_pre_component_one_star AS b <text:s text:c="3"/>ON <text:s text:c="5"/>j.edge = b.id <text:s text:c="3"/>GROUP BY <text:s text:c="6"/>b.id, <text:s text:c="4"/>b.the_geom <text:s text:c="3"/>ORDER BY <text:s text:c="5"/>centrality DESC; <text:s text:c="2"/></text:p>
          </table:table-cell>
          <table:table-cell office:value-type="string" calcext:value-type="string">
            <text:p>Sort <text:s/>(cost=8574.84..8577.34 rows=1000 width=64) (actual time=81989.150..81992.535 rows=28899 loops=1) <text:s text:c="3"/>Sort Key: (count(b.the_geom)) DESC <text:s text:c="3"/>Sort Method: quicksort <text:s/>Memory: 3704kB <text:s text:c="3"/>InitPlan 1 (returns $0) <text:s text:c="5"/>-&gt; <text:s/>Seq Scan on weight_sampling_200_origin <text:s/>(cost=0.00..4.00 rows=200 width=8) (actual time=0.024..0.067 rows=200 loops=1) <text:s text:c="3"/>InitPlan 2 (returns $1) <text:s text:c="5"/>-&gt; <text:s/>Seq Scan on weight_sampling_200_destination <text:s/>(cost=0.00..4.00 rows=200 width=8) (actual time=0.011..0.056 rows=200 loops=1) <text:s text:c="3"/>-&gt; <text:s/>GroupAggregate <text:s/>(cost=8497.01..8517.01 rows=1000 width=64) (actual time=76649.207..81977.295 rows=28899 loops=1) <text:s text:c="9"/>Group Key: b.id, b.the_geom <text:s text:c="9"/>-&gt; <text:s/>Sort <text:s/>(cost=8497.01..8499.51 rows=1000 width=56) (actual time=76648.068..79299.686 rows=7164864 loops=1) <text:s text:c="15"/>Sort Key: b.id, b.the_geom <text:s text:c="15"/>Sort Method: external merge <text:s/>Disk: 439832kB <text:s text:c="15"/>-&gt; <text:s/>Hash Left Join <text:s/>(cost=8423.43..8447.18 rows=1000 width=56) (actual time=67254.608..71881.777 rows=7164864 loops=1) <text:s text:c="21"/>Hash Cond: (j.edge = b.id) <text:s text:c="21"/>-&gt; <text:s/>Function Scan on pgr_astar j <text:s/>(cost=0.25..10.25 rows=1000 width=8) (actual time=67046.094..68268.355 rows=7164864 loops=1) <text:s text:c="21"/>-&gt; <text:s/>Hash <text:s/>(cost=6228.08..6228.08 rows=175608 width=56) (actual time=204.118..204.119 rows=175608 loops=1) <text:s text:c="27"/>Buckets: 262144 <text:s/>Batches: 1 <text:s/>Memory Usage: 16625kB <text:s text:c="27"/>-&gt; <text:s/>Seq Scan on porto_alegre_net_pre_component_one_star b <text:s/>(cost=0.00..6228.08 rows=175608 width=56) (actual time=0.025..37.872 rows=175608 loops=1) <text:s/>Planning Time: 0.462 ms <text:s/>Execution Time: 82160.566 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astrar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3522" calcext:value-type="float">
            <text:p>33522</text:p>
          </table:table-cell>
          <table:table-cell office:value-type="float" office:value="11816" calcext:value-type="float">
            <text:p>11816</text:p>
          </table:table-cell>
          <table:table-cell office:value-type="float" office:value="183715.6" calcext:value-type="float">
            <text:p>183715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300_300_porto_astrar_bbox AS <text:s/>SELECT <text:s text:c="5"/>b.id, <text:s/>b.the_geom, <text:s/>count(the_geom) as centrality FROM <text:s text:c="2"/>pgr_astar( <text:s text:c="4"/>'SELECT id, <text:s text:c="7"/>source, <text:s text:c="7"/>target, <text:s text:c="7"/>cost, <text:s text:c="7"/>x1, <text:s text:c="7"/>y1, <text:s text:c="7"/>x2, <text:s text:c="7"/>y2 <text:s text:c="5"/>FROM <text:s text:c="5"/>porto_alegre_net_pre_component_one_star <text:s text:c="3"/>WHERE the_geom &amp;&amp; (SELECT box FROM bbox)', <text:s text:c="4"/>ARRAY(SELECT net_id FROM weight_sampling_300_origin), <text:s text:c="4"/>ARRAY(SELECT net_id FROM weight_sampling_300_destination), <text:s text:c="3"/>directed:=TRUE, <text:s text:c="3"/>heuristic:=2) j <text:s text:c="3"/>LEFT JOIN <text:s text:c="5"/>porto_alegre_net_pre_component_one_star AS b <text:s text:c="3"/>ON <text:s text:c="5"/>j.edge = b.id <text:s text:c="3"/>GROUP BY <text:s text:c="6"/>b.id, <text:s text:c="4"/>b.the_geom <text:s text:c="3"/>ORDER BY <text:s text:c="5"/>centrality DESC; <text:s text:c="2"/></text:p>
          </table:table-cell>
          <table:table-cell office:value-type="string" calcext:value-type="string">
            <text:p><text:s/>Sort <text:s/>(cost=8578.84..8581.34 rows=1000 width=64) (actual time=183352.587..183356.553 rows=33522 loops=1) <text:s text:c="3"/>Sort Key: (count(b.the_geom)) DESC <text:s text:c="3"/>Sort Method: quicksort <text:s/>Memory: 4941kB <text:s text:c="3"/>InitPlan 1 (returns $0) <text:s text:c="5"/>-&gt; <text:s/>Seq Scan on weight_sampling_300_origin <text:s/>(cost=0.00..6.00 rows=300 width=8) (actual time=0.014..0.082 rows=300 loops=1) <text:s text:c="3"/>InitPlan 2 (returns $1) <text:s text:c="5"/>-&gt; <text:s/>Seq Scan on weight_sampling_300_destination <text:s/>(cost=0.00..6.00 rows=300 width=8) (actual time=0.011..0.073 rows=300 loops=1) <text:s text:c="3"/>-&gt; <text:s/>GroupAggregate <text:s/>(cost=8497.01..8517.01 rows=1000 width=64) (actual time=173839.833..183338.953 rows=33522 loops=1) <text:s text:c="9"/>Group Key: b.id, b.the_geom <text:s text:c="9"/>-&gt; <text:s/>Sort <text:s/>(cost=8497.01..8499.51 rows=1000 width=56) (actual time=173839.644..177292.441 rows=15830824 loops=1) <text:s text:c="15"/>Sort Key: b.id, b.the_geom <text:s text:c="15"/>Sort Method: external merge <text:s/>Disk: 971528kB <text:s text:c="15"/>-&gt; <text:s/>Hash Left Join <text:s/>(cost=8423.43..8447.18 rows=1000 width=56) (actual time=147905.132..157970.745 rows=15830824 loops=1) <text:s text:c="21"/>Hash Cond: (j.edge = b.id) <text:s text:c="21"/>-&gt; <text:s/>Function Scan on pgr_astar j <text:s/>(cost=0.25..10.25 rows=1000 width=8) (actual time=147677.519..150340.268 rows=15830824 loops=1) <text:s text:c="21"/>-&gt; <text:s/>Hash <text:s/>(cost=6228.08..6228.08 rows=175608 width=56) (actual time=224.092..224.093 rows=175608 loops=1) <text:s text:c="27"/>Buckets: 262144 <text:s/>Batches: 1 <text:s/>Memory Usage: 16625kB <text:s text:c="27"/>-&gt; <text:s/>Seq Scan on porto_alegre_net_pre_component_one_star b <text:s/>(cost=0.00..6228.08 rows=175608 width=56) (actual time=0.021..35.861 rows=175608 loops=1) <text:s/>Planning Time: 0.541 ms <text:s/>Execution Time: 183715.600 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astrar(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ERROR: <text:s/>invalid memory alloc request size 2450771848 CONTEXT: <text:s/>SQL function "pgr_astar" statement 1 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899" calcext:value-type="float">
            <text:p>28899</text:p>
          </table:table-cell>
          <table:table-cell office:value-type="float" office:value="5242" calcext:value-type="float">
            <text:p>5242</text:p>
          </table:table-cell>
          <table:table-cell office:value-type="float" office:value="79274.083" calcext:value-type="float">
            <text:p>79274.0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REATE TEMP TABLE vertices_lookup_200 AS <text:s text:c="13"/>WITH all_pairs AS ( <text:s text:c="2"/>SELECT f.net_id AS fid, f.the_geom AS fgeom, <text:s text:c="9"/>t.net_id AS tid, t.the_geom AS tgeom <text:s text:c="4"/>FROM weight_sampling_200_origin AS f, <text:s text:c="9"/>weight_sampling_200_destination AS t ), vertices AS ( <text:s text:c="2"/>SELECT fid, tid, <text:s text:c="5"/>(SELECT id <text:s text:c="8"/>FROM porto_alegre_net_largest_vertices_pgr AS way <text:s text:c="7"/>ORDER BY way.the_geom &lt;-&gt; fgeom <text:s text:c="7"/>LIMIT 1) AS fv, <text:s text:c="5"/>(SELECT id <text:s text:c="8"/>FROM porto_alegre_net_largest_vertices_pgr AS way <text:s text:c="7"/>ORDER BY way.the_geom &lt;-&gt; tgeom <text:s text:c="7"/>LIMIT 1) AS tv <text:s text:c="2"/>FROM all_pairs ) SELECT * FROM vertices; ---- Number of OD SELECT count(*) FROM vertices_lookup_200; ---- Create index CREATE INDEX idx_vertices_lookup_200_fid ON vertices_lookup_200 USING hash(fid); CREATE INDEX idx_vertices_lookup_200_tid ON vertices_lookup_200 USING hash(tid); CREATE INDEX idx_vertices_lookup_200_fv ON vertices_lookup_200 USING hash(fv); CREATE INDEX idx_vertices_lookup_200_tv ON vertices_lookup_200 USING hash(tv); ---- Vacuum and clean VACUUM(full, ANALYZE) vertices_lookup_200; VACUUM(full, ANALYZE) porto_alegre_net_largest; ---- Run query using array_agg() EXPLAIN ANALYZE CREATE TABLE porto_2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2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<text:s/>Sort <text:s/>(cost=6761.23..6763.73 rows=1000 width=64) (actual time=79059.388..79063.123 rows=28899 loops=1) <text:s text:c="3"/>Sort Key: (count(b.the_geom)) DESC <text:s text:c="3"/>Sort Method: quicksort <text:s/>Memory: 3704kB <text:s text:c="3"/>CTE pgr_result <text:s text:c="5"/>-&gt; <text:s/>ProjectSet <text:s/>(cost=896.81..902.07 rows=1000 width=32) (actual time=21592.976..30680.043 rows=7164864 loops=1) <text:s text:c="11"/>-&gt; <text:s/>Aggregate <text:s/>(cost=896.81..896.82 rows=1 width=64) (actual time=18.337..18.340 rows=1 loops=1) <text:s text:c="17"/>-&gt; <text:s/>Seq Scan on vertices_lookup_200 <text:s/>(cost=0.00..696.20 rows=40120 width=16) (actual time=0.025..6.971 rows=40000 loops=1) <text:s text:c="3"/>-&gt; <text:s/>GroupAggregate <text:s/>(cost=5789.33..5809.33 rows=1000 width=64) (actual time=71984.918..79045.788 rows=28899 loops=1) <text:s text:c="9"/>Group Key: b.the_geom, b.id <text:s text:c="9"/>-&gt; <text:s/>Sort <text:s/>(cost=5789.33..5791.83 rows=1000 width=56) (actual time=71984.284..76384.564 rows=7164864 loops=1) <text:s text:c="15"/>Sort Key: b.the_geom, b.id <text:s text:c="15"/>Sort Method: external merge <text:s/>Disk: 439832kB <text:s text:c="15"/>-&gt; <text:s/>Nested Loop Left Join <text:s/>(cost=0.42..5739.50 rows=1000 width=56) (actual time=21595.854..62964.164 rows=7164864 loops=1) <text:s text:c="21"/>-&gt; <text:s/>CTE Scan on pgr_result <text:s/>(cost=0.00..20.00 rows=1000 width=32) (actual time=21592.990..34613.381 rows=7164864 loops=1) <text:s text:c="21"/>-&gt; <text:s/>Index Scan using idx_porto_alegre_net_largest_id on porto_alegre_net_largest b <text:s/>(cost=0.42..5.71 rows=1 width=56) (actual time=0.003..0.003 rows=1 loops=7164864) <text:s text:c="27"/>Index Cond: (id = (pgr_result.pgr_dijkstra).edge) <text:s/>Planning Time: 1.337 ms <text:s/>Execution Time: 79274.083 ms (18 rows)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2:20:32.784944878</meta:creation-date>
    <meta:editing-duration>PT15H41M4S</meta:editing-duration>
    <meta:editing-cycles>7</meta:editing-cycles>
    <meta:generator>LibreOffice/7.3.7.2$Linux_X86_64 LibreOffice_project/30$Build-2</meta:generator>
    <dc:date>2024-10-02T10:35:52.217912369</dc:date>
    <meta:document-statistic meta:table-count="1" meta:cell-count="316" meta:object-count="0"/>
  </office:meta>
</office:document-meta>
</file>